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Neue-Medium" svg:font-family="HelveticaNeue-Medi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c0acb" draw:opacity="7%" draw:shadow="visible" draw:shadow-offset-x="0cm" draw:shadow-offset-y="0cm" draw:shadow-color="#000000" draw:shadow-opacity="7%"/>
    </style:style>
    <style:style style:name="gr2" style:family="graphic" style:parent-style-name="standard">
      <style:graphic-properties draw:stroke="none" draw:fill="solid" draw:fill-color="#1a2f77" draw:shadow="visible" draw:shadow-offset-x="0cm" draw:shadow-offset-y="0cm" draw:shadow-color="#000000" draw:shadow-opacity="0%"/>
    </style:style>
    <style:style style:name="gr3" style:family="graphic" style:parent-style-name="standard">
      <style:graphic-properties draw:stroke="none" draw:fill="none" draw:auto-grow-height="false" draw:auto-grow-width="false" draw:fit-to-size="false" style:shrink-to-fit="true" fo:min-width="2.54cm"/>
      <style:paragraph-properties style:writing-mode="lr-tb"/>
    </style:style>
    <style:style style:name="gr4" style:family="graphic" style:parent-style-name="objectwithoutfill">
      <style:graphic-properties svg:stroke-width="0.102cm" svg:stroke-color="#1a2f77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1cm" fo:min-width="32.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32.8cm"/>
      <style:paragraph-properties style:writing-mode="lr-tb"/>
    </style:style>
    <style:style style:name="gr7" style:family="graphic" style:parent-style-name="objectwithoutfill">
      <style:graphic-properties draw:stroke="dash" draw:stroke-dash="Long_20_Dash_20__28_Rounded_29_" svg:stroke-width="0.102cm" svg:stroke-color="#1a2f77" draw:marker-start-width="0.356cm" draw:marker-end-width="0.356cm" svg:stroke-linecap="round" draw:fill="none" draw:textarea-vertical-align="middle" fo:padding-top="0.176cm" fo:padding-bottom="0.176cm" fo:padding-left="0.301cm" fo:padding-right="0.3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c0acb" draw:opacity="7%"/>
    </style:style>
    <style:style style:name="P2" style:family="paragraph">
      <loext:graphic-properties draw:fill="solid" draw:fill-color="#1a2f77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font-size="17.8999996185303pt" fo:font-weight="bold" style:font-weight-asian="bold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7.8999996185303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5pt" style:font-size-asian="35pt" style:font-size-complex="35pt"/>
    </style:style>
    <style:style style:name="P7" style:family="paragraph">
      <loext:graphic-properties draw:fill="none" draw:fill-color="#ffffff"/>
      <style:text-properties fo:font-size="35pt" fo:font-weight="bold" style:font-size-asian="35pt" style:font-weight-asian="bold" style:font-size-complex="35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 style:font-name="HelveticaNeue-Medium" fo:font-size="22pt" fo:language="sv" fo:country="SE" fo:font-weight="bold" style:font-name-asian="HelveticaNeue-Medium" style:font-size-asian="22pt" style:font-weight-asian="bold" style:font-name-complex="HelveticaNeue-Medium" style:font-size-complex="22pt" style:font-weight-complex="bold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25.459cm" svg:height="9.651cm" svg:x="0.635cm" svg:y="0.508cm" svg:viewBox="0 0 25460 9652" svg:d="M23768 0c1129 0 1692 518 1692 1557v6535c0 1039-563 1560-1692 1560h-22076c-1129 0-1692-521-1692-1560v-6535c0-1039 563-1557 1692-1557z">
          <text:p/>
        </draw:path>
        <draw:path draw:style-name="gr2" draw:text-style-name="P2" draw:layer="layout" svg:width="7.958cm" svg:height="3.279cm" svg:x="1.27cm" svg:y="2.887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.27cm" svg:y="3.386cm">
          <draw:text-box>
            <text:p text:style-name="P3"><text:span text:style-name="T1">Import xyz-coordinates</text:span></text:p>
          </draw:text-box>
        </draw:frame>
        <draw:path draw:style-name="gr2" draw:text-style-name="P2" draw:layer="layout" svg:width="7.958cm" svg:height="3.279cm" svg:x="17.441cm" svg:y="1.37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7.441cm" svg:y="1.975cm">
          <draw:text-box>
            <text:p text:style-name="P3"><text:span text:style-name="T1">SMILES</text:span><text:span text:style-name="T1"><text:line-break/></text:span><text:span text:style-name="T1">string</text:span></text:p>
          </draw:text-box>
        </draw:frame>
        <draw:path draw:style-name="gr2" draw:text-style-name="P2" draw:layer="layout" svg:width="7.958cm" svg:height="3.279cm" svg:x="17.44cm" svg:y="6.071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7.44cm" svg:y="6.671cm">
          <draw:text-box>
            <text:p text:style-name="P3"><text:span text:style-name="T1">Optimize</text:span><text:span text:style-name="T1"><text:line-break/></text:span><text:span text:style-name="T1">structure</text:span></text:p>
          </draw:text-box>
        </draw:frame>
        <draw:line draw:style-name="gr4" draw:text-style-name="P5" draw:layer="layout" svg:x1="21.49cm" svg:y1="4.316cm" svg:x2="21.49cm" svg:y2="6.221cm">
          <text:p/>
        </draw:line>
        <draw:line draw:style-name="gr4" draw:text-style-name="P5" draw:layer="layout" svg:x1="15.24cm" svg:y1="4.306cm" svg:x2="8.732cm" svg:y2="4.37cm">
          <text:p/>
        </draw:line>
        <draw:line draw:style-name="gr4" draw:text-style-name="P5" draw:layer="layout" svg:x1="13.77cm" svg:y1="4.37cm" svg:x2="13.692cm" svg:y2="14.352cm">
          <text:p/>
        </draw:line>
        <draw:frame draw:style-name="gr5" draw:text-style-name="P7" draw:layer="layout" svg:width="12.228cm" svg:height="1.631cm" svg:x="1.27cm" svg:y="1.044cm">
          <draw:text-box>
            <text:p text:style-name="P6"><text:span text:style-name="T2">Building the </text:span><text:span text:style-name="T2">system</text:span></text:p>
          </draw:text-box>
        </draw:frame>
        <draw:path draw:style-name="gr1" draw:text-style-name="P1" draw:layer="layout" svg:width="25.459cm" svg:height="11.663cm" svg:x="0.635cm" svg:y="10.706cm" svg:viewBox="0 0 25460 11664" svg:d="M23768 0c1129 0 1692 626 1692 1881v7898c0 1256-563 1885-1692 1885h-22076c-1129 0-1692-629-1692-1885v-7898c0-1255 563-1881 1692-1881z">
          <text:p/>
        </draw:path>
        <draw:path draw:style-name="gr2" draw:text-style-name="P2" draw:layer="layout" svg:width="7.958cm" svg:height="3.279cm" svg:x="9.821cm" svg:y="14.352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9.821cm" svg:y="14.852cm">
          <draw:text-box>
            <text:p text:style-name="P3"><text:span text:style-name="T1">Self-consistent</text:span></text:p>
            <text:p text:style-name="P3"><text:span text:style-name="T1">field (SCF)</text:span></text:p>
          </draw:text-box>
        </draw:frame>
        <draw:frame draw:style-name="gr5" draw:text-style-name="P7" draw:layer="layout" svg:width="12.228cm" svg:height="3.011cm" svg:x="1.27cm" svg:y="11.241cm">
          <draw:text-box>
            <text:p text:style-name="P6"><text:span text:style-name="T2">Optimizing </text:span><text:span text:style-name="T2">the</text:span></text:p>
            <text:p text:style-name="P6"><text:span text:style-name="T2">electronic </text:span><text:span text:style-name="T2">structure</text:span></text:p>
          </draw:text-box>
        </draw:frame>
        <draw:path draw:style-name="gr1" draw:text-style-name="P1" draw:layer="layout" svg:width="25.459cm" svg:height="12.19cm" svg:x="0.636cm" svg:y="22.979cm" svg:viewBox="0 0 25460 12191" svg:d="M23768 0c1129 0 1692 654 1692 1966v8255c0 1312-563 1970-1692 1970h-22076c-1129 0-1692-658-1692-1970v-8255c0-1312 563-1966 1692-1966z">
          <text:p/>
        </draw:path>
        <draw:path draw:style-name="gr2" draw:text-style-name="P2" draw:layer="layout" svg:width="7.958cm" svg:height="3.279cm" svg:x="2.706cm" svg:y="26.70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2.707cm" svg:y="27.771cm">
          <draw:text-box>
            <text:p text:style-name="P3"><text:span text:style-name="T1">UV/vis</text:span></text:p>
          </draw:text-box>
        </draw:frame>
        <draw:frame draw:style-name="gr6" draw:text-style-name="P7" draw:layer="layout" svg:width="12.144cm" svg:height="3.011cm" svg:x="1.471cm" svg:y="23.414cm">
          <draw:text-box>
            <text:p text:style-name="P6"><text:span text:style-name="T2">Spectrum </text:span><text:span text:style-name="T2">calculation</text:span></text:p>
          </draw:text-box>
        </draw:frame>
        <draw:path draw:style-name="gr1" draw:text-style-name="P1" draw:layer="layout" svg:width="25.459cm" svg:height="12.19cm" svg:x="0.675cm" svg:y="35.63cm" svg:viewBox="0 0 25460 12191" svg:d="M23768 0c1129 0 1692 654 1692 1966v8255c0 1312-563 1970-1692 1970h-22076c-1129 0-1692-658-1692-1970v-8255c0-1312 563-1966 1692-1966z">
          <text:p/>
        </draw:path>
        <draw:frame draw:style-name="gr6" draw:text-style-name="P7" draw:layer="layout" svg:width="12.144cm" svg:height="3.011cm" svg:x="1.51cm" svg:y="36.165cm">
          <draw:text-box>
            <text:p text:style-name="P6"><text:span text:style-name="T2">Spectrum</text:span><text:span text:style-name="T2"><text:line-break/></text:span><text:span text:style-name="T2">analysis</text:span></text:p>
          </draw:text-box>
        </draw:frame>
        <draw:path draw:style-name="gr2" draw:text-style-name="P2" draw:layer="layout" svg:width="7.958cm" svg:height="3.279cm" svg:x="16.51cm" svg:y="18.31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6.51cm" svg:y="19.415cm">
          <draw:text-box>
            <text:p text:style-name="P3"><text:span text:style-name="T1">MCSCF / post-HF</text:span></text:p>
          </draw:text-box>
        </draw:frame>
        <draw:line draw:style-name="gr4" draw:text-style-name="P5" draw:layer="layout" svg:x1="13.692cm" svg:y1="17.335cm" svg:x2="13.761cm" svg:y2="31.565cm">
          <text:p/>
        </draw:line>
        <draw:path draw:style-name="gr2" draw:text-style-name="P2" draw:layer="layout" svg:width="7.958cm" svg:height="3.279cm" svg:x="16.906cm" svg:y="26.70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6.907cm" svg:y="27.771cm">
          <draw:text-box>
            <text:p text:style-name="P3"><text:span text:style-name="T1">...</text:span></text:p>
          </draw:text-box>
        </draw:frame>
        <draw:path draw:style-name="gr2" draw:text-style-name="P2" draw:layer="layout" svg:width="7.958cm" svg:height="3.279cm" svg:x="9.965cm" svg:y="30.46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9.966cm" svg:y="31.531cm">
          <draw:text-box>
            <text:p text:style-name="P3"><text:span text:style-name="T1">XAS</text:span></text:p>
          </draw:text-box>
        </draw:frame>
        <draw:line draw:style-name="gr4" draw:text-style-name="P5" draw:layer="layout" svg:x1="18.033cm" svg:y1="28.468cm" svg:x2="9.525cm" svg:y2="28.51cm">
          <text:p/>
        </draw:line>
        <draw:line draw:style-name="gr4" draw:text-style-name="P5" draw:layer="layout" svg:x1="15.24cm" svg:y1="4.245cm" svg:x2="15.214cm" svg:y2="7.62cm">
          <text:p/>
        </draw:line>
        <draw:line draw:style-name="gr4" draw:text-style-name="P5" draw:layer="layout" svg:x1="17.78cm" svg:y1="7.596cm" svg:x2="15.24cm" svg:y2="7.62cm">
          <text:p/>
        </draw:line>
        <draw:path draw:style-name="gr2" draw:text-style-name="P2" draw:layer="layout" svg:width="7.958cm" svg:height="3.279cm" svg:x="1.244cm" svg:y="6.46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.244cm" svg:y="6.964cm">
          <draw:text-box>
            <text:p text:style-name="P3"><text:span text:style-name="T1">Visualize, </text:span><text:span text:style-name="T1">distances, ...</text:span></text:p>
          </draw:text-box>
        </draw:frame>
        <draw:line draw:style-name="gr7" draw:text-style-name="P5" draw:layer="layout" svg:x1="13.77cm" svg:y1="7.884cm" svg:x2="8.706cm" svg:y2="7.948cm">
          <text:p/>
        </draw:line>
        <draw:path draw:style-name="gr2" draw:text-style-name="P2" draw:layer="layout" svg:width="7.958cm" svg:height="3.279cm" svg:x="1.11cm" svg:y="18.315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.11cm" svg:y="18.814cm">
          <draw:text-box>
            <text:p text:style-name="P3"><text:span text:style-name="T1">Visualize MOs,</text:span><text:span text:style-name="T1"><text:line-break/></text:span><text:span text:style-name="T1">energies, ...</text:span></text:p>
          </draw:text-box>
        </draw:frame>
        <draw:line draw:style-name="gr7" draw:text-style-name="P5" draw:layer="layout" svg:x1="13.636cm" svg:y1="19.734cm" svg:x2="8.572cm" svg:y2="19.798cm">
          <text:p/>
        </draw:line>
        <draw:line draw:style-name="gr4" draw:text-style-name="P5" draw:layer="layout" svg:x1="18.034cm" svg:y1="28.468cm" svg:x2="9.526cm" svg:y2="28.51cm">
          <text:p/>
        </draw:line>
        <draw:line draw:style-name="gr4" draw:text-style-name="P5" draw:layer="layout" svg:x1="6.35cm" svg:y1="29.545cm" svg:x2="6.374cm" svg:y2="34.625cm">
          <text:p/>
        </draw:line>
        <draw:line draw:style-name="gr4" draw:text-style-name="P5" draw:layer="layout" svg:x1="20.85cm" svg:y1="29.545cm" svg:x2="20.874cm" svg:y2="34.625cm">
          <text:p/>
        </draw:line>
        <draw:line draw:style-name="gr4" draw:text-style-name="P5" draw:layer="layout" svg:x1="20.955cm" svg:y1="34.625cm" svg:x2="6.35cm" svg:y2="34.625cm">
          <text:p/>
        </draw:line>
        <draw:path draw:style-name="gr2" draw:text-style-name="P2" draw:layer="layout" svg:width="7.958cm" svg:height="3.279cm" svg:x="2.707cm" svg:y="39.506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2.708cm" svg:y="39.572cm">
          <draw:text-box>
            <text:p text:style-name="P3"><text:span text:style-name="T1">Energy, intensity, polarization, dominant amplitudes...</text:span></text:p>
          </draw:text-box>
        </draw:frame>
        <draw:path draw:style-name="gr2" draw:text-style-name="P2" draw:layer="layout" svg:width="7.958cm" svg:height="3.279cm" svg:x="16.907cm" svg:y="39.506cm" svg:viewBox="0 0 7959 3280" svg:d="M7430 0c353 0 529 176 529 529v2221c0 353-176 530-529 530h-6901c-353 0-529-177-529-530v-2221c0-353 176-529 529-529z">
          <text:p/>
        </draw:path>
        <draw:frame draw:style-name="gr3" draw:text-style-name="P4" draw:layer="layout" svg:width="7.958cm" svg:height="3.279cm" svg:x="16.908cm" svg:y="40.572cm">
          <draw:text-box>
            <text:p text:style-name="P3"><text:span text:style-name="T1">NTOs</text:span></text:p>
          </draw:text-box>
        </draw:frame>
        <draw:path draw:style-name="gr2" draw:text-style-name="P2" draw:layer="layout" svg:width="7.958cm" svg:height="3.279cm" svg:x="9.966cm" svg:y="43.266cm" svg:viewBox="0 0 7959 3280" svg:d="M7430 0c353 0 529 176 529 529v2221c0 353-176 530-529 530h-6901c-353 0-529-177-529-530v-2221c0-353 176-529 529-529z">
          <text:p/>
        </draw:path>
        <draw:line draw:style-name="gr4" draw:text-style-name="P5" draw:layer="layout" svg:x1="18.034cm" svg:y1="41.269cm" svg:x2="9.526cm" svg:y2="41.311cm">
          <text:p/>
        </draw:line>
        <draw:line draw:style-name="gr4" draw:text-style-name="P5" draw:layer="layout" svg:x1="18.035cm" svg:y1="41.269cm" svg:x2="9.527cm" svg:y2="41.311cm">
          <text:p/>
        </draw:line>
        <draw:frame draw:style-name="gr3" draw:text-style-name="P4" draw:layer="layout" svg:width="7.958cm" svg:height="3.279cm" svg:x="9.966cm" svg:y="44.432cm">
          <draw:text-box>
            <text:p text:style-name="P3"><text:span text:style-name="T1">Plot spectra</text:span></text:p>
          </draw:text-box>
        </draw:frame>
        <draw:line draw:style-name="gr4" draw:text-style-name="P5" draw:layer="layout" svg:x1="13.901cm" svg:y1="33.745cm" svg:x2="13.97cm" svg:y2="43.815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Neue-Medium" svg:font-family="HelveticaNeue-Medi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0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25cm" fo:margin-bottom="0cm" fo:text-indent="0cm"/>
      <style:text-properties fo:font-size="135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41cm" fo:margin-bottom="0cm" fo:text-indent="0cm"/>
      <style:text-properties fo:font-size="115.90000152587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57cm" fo:margin-bottom="0cm" fo:text-indent="0cm"/>
      <style:text-properties fo:font-size="9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74cm" fo:margin-bottom="0cm" fo:text-indent="0cm"/>
      <style:text-properties fo:font-size="9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74cm" fo:margin-bottom="0cm" fo:text-indent="0cm"/>
      <style:text-properties fo:font-size="9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74cm" fo:margin-bottom="0cm" fo:text-indent="0cm"/>
      <style:text-properties fo:font-size="9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74cm" fo:margin-bottom="0cm" fo:text-indent="0cm"/>
      <style:text-properties fo:font-size="9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74cm" fo:margin-bottom="0cm" fo:text-indent="0cm"/>
      <style:text-properties fo:font-size="9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2.6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48.2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185cm" svg:height="7.575cm" svg:x="3.407cm" svg:y="2.485cm"/>
      <draw:page-thumbnail draw:layer="backgroundobjects" svg:width="4.185cm" svg:height="7.575cm" svg:x="3.407cm" svg:y="11.061cm"/>
      <draw:page-thumbnail draw:layer="backgroundobjects" svg:width="4.185cm" svg:height="7.575cm" svg:x="3.407cm" svg:y="19.637cm"/>
      <draw:page-thumbnail draw:layer="backgroundobjects" svg:width="4.185cm" svg:height="7.575cm" svg:x="13.407cm" svg:y="2.485cm"/>
      <draw:page-thumbnail draw:layer="backgroundobjects" svg:width="4.185cm" svg:height="7.575cm" svg:x="13.407cm" svg:y="11.061cm"/>
      <draw:page-thumbnail draw:layer="backgroundobjects" svg:width="4.185cm" svg:height="7.575cm" svg:x="13.407cm" svg:y="19.637cm"/>
    </style:handout-master>
    <style:master-page style:name="Default" style:page-layout-name="PM1" draw:style-name="Mdp1">
      <draw:frame presentation:style-name="Default-title" draw:layer="backgroundobjects" svg:width="25.191cm" svg:height="12.719cm" svg:x="1.397cm" svg:y="3.033cm" presentation:class="title" presentation:placeholder="true">
        <draw:text-box/>
      </draw:frame>
      <draw:frame presentation:style-name="Default-outline1" draw:layer="backgroundobjects" svg:width="25.191cm" svg:height="44.191cm" svg:x="1.397cm" svg:y="17.818cm" presentation:class="outline" presentation:placeholder="true">
        <draw:text-box/>
      </draw:frame>
      <draw:frame presentation:style-name="Mpr1" draw:text-style-name="MP2" draw:layer="backgroundobjects" svg:width="6.521cm" svg:height="5.249cm" svg:x="1.397cm" svg:y="69.4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5.249cm" svg:x="9.57cm" svg:y="69.4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5.249cm" svg:x="20.067cm" svg:y="69.4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8T10:36:55.613747026</meta:creation-date>
    <dc:date>2023-11-18T11:38:34.815445824</dc:date>
    <meta:editing-duration>PT40M41S</meta:editing-duration>
    <meta:editing-cycles>11</meta:editing-cycles>
    <meta:generator>LibreOffice/7.3.7.2$Linux_X86_64 LibreOffice_project/30$Build-2</meta:generator>
    <meta:document-statistic meta:object-count="73"/>
  </office:meta>
</office:document-meta>
</file>